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alVarFunction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VarFunction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VarFunction.EvalVar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valVarFunction.execute( SampleResult previousResult , Sampler currentSamp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valVarFunction.setParameters( Collection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